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37b70"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3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style:text-line-through-style="none" style:text-line-through-type="none" fo:font-size="28pt" style:font-size-asian="18pt" style:font-size-complex="18pt"/>
    </style:style>
    <style:style style:name="ce6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7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="solid" draw:fill-color="#f37b70"/>
      <style:paragraph-properties fo:text-align="center"/>
      <style:text-properties fo:color="#ffffff" fo:font-size="2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2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T1" style:family="text">
      <style:text-properties fo:color="#ffffff"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style:text-line-through-style="none" style:text-line-through-type="none" fo:font-size="2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0</text:span></text:p>
              </table:table-cell>
              <table:table-cell table:style-name="ce2">
                <text:p><text:span text:style-name="T3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1">
                <text:p><text:span text:style-name="T2">1</text:span></text:p>
              </table:table-cell>
              <table:table-cell table:style-name="ce1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1">
                <text:p><text:span text:style-name="T2">0</text:span></text:p>
              </table:table-cell>
              <table:table-cell table:style-name="ce5">
                <text:p><text:span text:style-name="T4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5">0</text:span></text:p>
              </table:table-cell>
              <table:table-cell>
                <text:p><text:span text:style-name="T5">1</text:span></text:p>
              </table:table-cell>
              <table:table-cell table:style-name="ce8">
                <text:p><text:span text:style-name="T5">2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4</text:span></text:p>
              </table:table-cell>
              <table:table-cell table:style-name="ce6">
                <text:p><text:span text:style-name="T5">5</text:span></text:p>
              </table:table-cell>
              <table:table-cell>
                <text:p><text:span text:style-name="T5">6</text:span></text:p>
              </table:table-cell>
              <table:table-cell table:style-name="ce8">
                <text:p><text:span text:style-name="T5">7</text:span></text:p>
              </table:table-cell>
              <table:table-cell table:style-name="ce8">
                <text:p><text:span text:style-name="T5">8</text:span></text:p>
              </table:table-cell>
              <table:table-cell>
                <text:p><text:span text:style-name="T5">9</text:span></text:p>
              </table:table-cell>
              <table:table-cell>
                <text:p><text:span text:style-name="T5">10</text:span></text:p>
              </table:table-cell>
              <table:table-cell>
                <text:p><text:span text:style-name="T5">11</text:span></text:p>
              </table:table-cell>
              <table:table-cell>
                <text:p><text:span text:style-name="T5">12</text:span></text:p>
              </table:table-cell>
              <table:table-cell>
                <text:p><text:span text:style-name="T5">13</text:span></text:p>
              </table:table-cell>
              <table:table-cell>
                <text:p><text:span text:style-name="T5">14</text:span></text:p>
              </table:table-cell>
              <table:table-cell>
                <text:p><text:span text:style-name="T5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4" xml:id="id11" draw:id="id11" draw:layer="layout" svg:width="1.7cm" svg:height="1.118cm" svg:x="14.6cm" svg:y="5.237cm">
          <text:p text:style-name="P3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1.7cm" svg:height="1.118cm" svg:x="11.439cm" svg:y="5.237cm">
          <text:p text:style-name="P3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8" draw:id="id8" draw:layer="layout" svg:width="1.7cm" svg:height="1.118cm" svg:x="8.368cm" svg:y="5.237cm">
          <text:p text:style-name="P3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1.7cm" svg:height="1.118cm" svg:x="5.5cm" svg:y="5.237cm">
          <text:p text:style-name="P3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2" draw:id="id12" draw:layer="layout" svg:width="1.7cm" svg:height="1.118cm" svg:x="17.3cm" svg:y="5.237cm">
          <text:p text:style-name="P3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1.7cm" svg:height="1.118cm" svg:x="23.7cm" svg:y="5.237cm">
          <text:p text:style-name="P3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1.7cm" svg:height="1.118cm" svg:x="20.5cm" svg:y="5.237cm">
          <text:p text:style-name="P3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4" draw:id="id4" draw:layer="layout" svg:width="1.7cm" svg:height="1.118cm" svg:x="3.8cm" svg:y="3.658cm">
          <text:p text:style-name="P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7" draw:id="id7" draw:layer="layout" svg:width="1.7cm" svg:height="1.118cm" svg:x="9.9cm" svg:y="3.658cm">
          <text:p text:style-name="P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" draw:id="id10" draw:layer="layout" svg:width="1.7cm" svg:height="1.118cm" svg:x="15.7cm" svg:y="3.658cm">
          <text:p text:style-name="P3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1.7cm" svg:height="1.118cm" svg:x="21.8cm" svg:y="3.658cm">
          <text:p text:style-name="P3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3" draw:id="id13" draw:layer="layout" svg:width="1.7cm" svg:height="1.119cm" svg:x="6.8cm" svg:y="2.013cm">
          <text:p text:style-name="P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4" draw:id="id14" draw:layer="layout" svg:width="1.7cm" svg:height="1.119cm" svg:x="18.9cm" svg:y="2.013cm">
          <text:p text:style-name="P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5" draw:id="id15" draw:layer="layout" svg:width="1.7cm" svg:height="1.118cm" svg:x="12.9cm" svg:y="0.5cm">
          <text:p text:style-name="P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3.1cm" svg:y1="6.355cm" svg:x2="2.7cm" svg:y2="7.408cm">
          <text:p/>
        </draw:line>
        <draw:line draw:style-name="gr4" draw:text-style-name="P6" draw:layer="layout" svg:x1="4.1cm" svg:y1="7.408cm" svg:x2="3.1cm" svg:y2="6.355cm">
          <text:p/>
        </draw:line>
        <draw:line draw:style-name="gr4" draw:text-style-name="P6" draw:layer="layout" svg:x1="6.3cm" svg:y1="6.355cm" svg:x2="5.7cm" svg:y2="7.408cm">
          <text:p/>
        </draw:line>
        <draw:line draw:style-name="gr4" draw:text-style-name="P6" draw:layer="layout" svg:x1="6.3cm" svg:y1="6.355cm" svg:x2="7.2cm" svg:y2="7.408cm">
          <text:p/>
        </draw:line>
        <draw:line draw:style-name="gr4" draw:text-style-name="P6" draw:layer="layout" svg:x1="8.7cm" svg:y1="7.408cm" svg:x2="9.2cm" svg:y2="6.355cm">
          <text:p/>
        </draw:line>
        <draw:line draw:style-name="gr4" draw:text-style-name="P6" draw:layer="layout" svg:x1="10.2cm" svg:y1="7.408cm" svg:x2="9.2cm" svg:y2="6.355cm">
          <text:p/>
        </draw:line>
        <draw:line draw:style-name="gr4" draw:text-style-name="P6" draw:layer="layout" svg:x1="11.7cm" svg:y1="7.408cm" svg:x2="12.3cm" svg:y2="6.355cm">
          <text:p/>
        </draw:line>
        <draw:line draw:style-name="gr4" draw:text-style-name="P6" draw:layer="layout" svg:x1="13.3cm" svg:y1="7.408cm" svg:x2="12.3cm" svg:y2="6.355cm">
          <text:p/>
        </draw:line>
        <draw:line draw:style-name="gr4" draw:text-style-name="P6" draw:layer="layout" svg:x1="14.8cm" svg:y1="7.408cm" svg:x2="15.5cm" svg:y2="6.355cm">
          <text:p/>
        </draw:line>
        <draw:line draw:style-name="gr4" draw:text-style-name="P6" draw:layer="layout" svg:x1="16.2cm" svg:y1="7.408cm" svg:x2="15.5cm" svg:y2="6.355cm">
          <text:p/>
        </draw:line>
        <draw:line draw:style-name="gr4" draw:text-style-name="P6" draw:layer="layout" svg:x1="17.8cm" svg:y1="7.408cm" svg:x2="18.2cm" svg:y2="6.355cm">
          <text:p/>
        </draw:line>
        <draw:line draw:style-name="gr4" draw:text-style-name="P6" draw:layer="layout" svg:x1="19.3cm" svg:y1="7.408cm" svg:x2="18.2cm" svg:y2="6.355cm">
          <text:p/>
        </draw:line>
        <draw:line draw:style-name="gr4" draw:text-style-name="P6" draw:layer="layout" svg:x1="20.7cm" svg:y1="7.408cm" svg:x2="21.4cm" svg:y2="6.355cm">
          <text:p/>
        </draw:line>
        <draw:line draw:style-name="gr4" draw:text-style-name="P6" draw:layer="layout" svg:x1="22.2cm" svg:y1="7.408cm" svg:x2="21.4cm" svg:y2="6.355cm">
          <text:p/>
        </draw:line>
        <draw:line draw:style-name="gr4" draw:text-style-name="P6" draw:layer="layout" svg:x1="23.8cm" svg:y1="7.408cm" svg:x2="24.6cm" svg:y2="6.355cm">
          <text:p/>
        </draw:line>
        <draw:line draw:style-name="gr4" draw:text-style-name="P6" draw:layer="layout" svg:x1="25.3cm" svg:y1="7.408cm" svg:x2="24.6cm" svg:y2="6.355cm">
          <text:p/>
        </draw:line>
        <draw:connector draw:style-name="gr4" draw:text-style-name="P6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4" draw:text-style-name="P6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4" draw:text-style-name="P6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4" draw:text-style-name="P6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4" draw:text-style-name="P6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4" draw:text-style-name="P6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4" draw:text-style-name="P6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4" draw:text-style-name="P6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4" draw:text-style-name="P6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4" draw:text-style-name="P6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4" draw:text-style-name="P6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4" draw:text-style-name="P6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4" draw:text-style-name="P6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4" draw:text-style-name="P6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frame draw:style-name="gr5" draw:text-style-name="P7" draw:layer="layout" svg:width="7.3cm" svg:height="2.4cm" svg:x="0.5cm" svg:y="0.4cm">
          <draw:text-box>
            <text:p><text:span text:style-name="T7">delete(</text:span><text:span text:style-name="T7">1</text:span><text:span text:style-name="T7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41:32.551088287</dc:date>
    <meta:editing-duration>PT38M57S</meta:editing-duration>
    <meta:editing-cycles>13</meta:editing-cycles>
    <meta:generator>LibreOffice/6.0.7.3$Linux_X86_64 LibreOffice_project/00m0$Build-3</meta:generator>
    <meta:document-statistic meta:object-count="47"/>
  </office:meta>
</office:document-meta>
</file>